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otes</text:p>
      <text:p text:style-name="Standard"/>
      <text:p text:style-name="Standard">“It's blocked. I have to find another way around” <text:s/>-<text:span text:style-name="T1">Eleven, upon reaching a dead end.</text:span></text:p>
      <text:p text:style-name="Standard"/>
      <text:p text:style-name="Standard">“There is a hole in the floor! I could use it to reach the gym.” <text:s/><text:span text:style-name="T1">-Eleven, after the discovery of a hole.</text:span></text:p>
      <text:p text:style-name="Standard"/>
      <text:p text:style-name="Standard">“Argh, it was close! I have to be careful.” <text:s/><text:span text:style-name="T1">-Eleven, after being nearly busted by a robot.</text:span></text:p>
      <text:p text:style-name="Standard"/>
      <text:p text:style-name="Standard">“One less problem, ninety-nine more to go” <text:s/><text:span text:style-name="T1">-Eleven, upon defeating the robot in the locker room.</text:span></text:p>
      <text:p text:style-name="Standard"/>
      <text:p text:style-name="Standard"/>
      <text:p text:style-name="Standard"/>
      <text:p text:style-name="Standard">“Leave this brat to me. I'll catch her in no time!” <text:s/><text:span text:style-name="T1">-Dustin, to Mike and Lucas.</text:span></text:p>
      <text:p text:style-name="Standard"/>
      <text:p text:style-name="Standard">“Emh, I just wanted to warn you: I flooded aaaaall the school with my high-tech robots. You're not. Getting out of here. Alive.” <text:s/><text:span text:style-name="T1">-Dustin, the first time he talks through the speakers.</text:span></text:p>
      <text:p text:style-name="Standard"/>
      <text:p text:style-name="Standard">“Mhh, show up already! Man, you're so boring... no wonder why nobody likes you.” <text:span text:style-name="T1">-Dustin, bored by Eleven's behavior. </text:span></text:p>
      <text:p text:style-name="Standard"/>
      <text:p text:style-name="Standard">“Where do you think you're going? Ah ah ah. You fell right into my trap.” <text:s/><text:span text:style-name="T1">-Dustin, as he reaches Eleven in the gym.</text:span></text:p>
      <text:p text:style-name="Standard"/>
      <text:p text:style-name="Standard">“Say hello to my little friend, Dustin's Ultimate Droid! Or as I call it, D.U.D.” <text:s/><text:span text:style-name="T1">-Dustin, as he uses the remote control to summon D.U.D.</text:span></text:p>
      <text:p text:style-name="Standard"/>
      <text:p text:style-name="Standard">“My baby! I worked hard on that!” <text:s/>-<text:span text:style-name="T1">Dustin, after Eleven destroys one of his turrets.</text:span></text:p>
      <text:p text:style-name="Standard"/>
      <text:p text:style-name="Standard"/>
      <text:p text:style-name="Standard"/>
      <text:p text:style-name="Standard">“Fired up and ready to serve.” <text:s/><text:span text:style-name="T1">-D.U.D. when summoned by Dustin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cardo Graziosi</meta:initial-creator>
    <meta:creation-date>2019-11-28T13:24:17</meta:creation-date>
    <dc:date>2019-11-28T14:38:00</dc:date>
    <dc:creator>Riccardo Graziosi</dc:creator>
    <meta:editing-duration>PT43M22S</meta:editing-duration>
    <meta:editing-cycles>5</meta:editing-cycles>
    <meta:generator>OpenOffice/4.1.6$Unix OpenOffice.org_project/416m1$Build-9790</meta:generator>
    <meta:document-statistic meta:table-count="0" meta:image-count="0" meta:object-count="0" meta:page-count="1" meta:paragraph-count="12" meta:word-count="223" meta:character-count="1169"/>
  </office:meta>
</office:document-meta>
</file>